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3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1" table:style-name="ta1">
        <table:shapes>
          <draw:frame draw:z-index="0" draw:style-name="gr1" draw:text-style-name="P1" svg:width="159.99mm" svg:height="89.99mm" svg:x="68.26mm" svg:y="1mm">
            <loext:p draw:notify-on-update-of-ranges="stats_1.A1:stats_1.A1 stats_1.A2:stats_1.A1001 stats_1.B1:stats_1.B1 stats_1.B2:stats_1.B1001 stats_1.A1:stats_1.A1 stats_1.A2:stats_1.A1001 stats_1.C1:stats_1.C1 stats_1.C2:stats_1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977995" calcext:value-type="float">
            <text:p>6,9779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36074" calcext:value-type="float">
            <text:p>7,2360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791541" calcext:value-type="float">
            <text:p>7,7915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344302" calcext:value-type="float">
            <text:p>7,3443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858057" calcext:value-type="float">
            <text:p>7,8580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434432" calcext:value-type="float">
            <text:p>8,4344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802006" calcext:value-type="float">
            <text:p>7,8020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02006" calcext:value-type="float">
            <text:p>7,8020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319193" calcext:value-type="float">
            <text:p>8,319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654629" calcext:value-type="float">
            <text:p>8,6546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54259" calcext:value-type="float">
            <text:p>8,542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224106" calcext:value-type="float">
            <text:p>9,22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224106" calcext:value-type="float">
            <text:p>9,22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616113" calcext:value-type="float">
            <text:p>8,6161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616113" calcext:value-type="float">
            <text:p>8,6161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017599" calcext:value-type="float">
            <text:p>9,0175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017599" calcext:value-type="float">
            <text:p>9,0175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017599" calcext:value-type="float">
            <text:p>9,0175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387656" calcext:value-type="float">
            <text:p>9,3876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387656" calcext:value-type="float">
            <text:p>9,3876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387656" calcext:value-type="float">
            <text:p>9,3876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387656" calcext:value-type="float">
            <text:p>9,3876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387656" calcext:value-type="float">
            <text:p>9,3876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387656" calcext:value-type="float">
            <text:p>9,3876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387656" calcext:value-type="float">
            <text:p>9,3876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258195" calcext:value-type="float">
            <text:p>9,2581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258195" calcext:value-type="float">
            <text:p>9,2581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258195" calcext:value-type="float">
            <text:p>9,2581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258195" calcext:value-type="float">
            <text:p>9,2581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258195" calcext:value-type="float">
            <text:p>9,2581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862666" calcext:value-type="float">
            <text:p>9,8626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862666" calcext:value-type="float">
            <text:p>9,8626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247715" calcext:value-type="float">
            <text:p>9,2477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247715" calcext:value-type="float">
            <text:p>9,2477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247715" calcext:value-type="float">
            <text:p>9,2477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247715" calcext:value-type="float">
            <text:p>9,2477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247715" calcext:value-type="float">
            <text:p>9,2477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202151" calcext:value-type="float">
            <text:p>9,2021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.653676" calcext:value-type="float">
            <text:p>8,6536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653676" calcext:value-type="float">
            <text:p>8,6536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161142" calcext:value-type="float">
            <text:p>8,1611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538354" calcext:value-type="float">
            <text:p>8,5383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077317" calcext:value-type="float">
            <text:p>8,077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077317" calcext:value-type="float">
            <text:p>8,077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077317" calcext:value-type="float">
            <text:p>8,077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077317" calcext:value-type="float">
            <text:p>8,077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077317" calcext:value-type="float">
            <text:p>8,077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077317" calcext:value-type="float">
            <text:p>8,077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077317" calcext:value-type="float">
            <text:p>8,077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77317" calcext:value-type="float">
            <text:p>8,077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647799" calcext:value-type="float">
            <text:p>7,6477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647799" calcext:value-type="float">
            <text:p>7,6477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647799" calcext:value-type="float">
            <text:p>7,6477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647799" calcext:value-type="float">
            <text:p>7,6477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640789" calcext:value-type="float">
            <text:p>7,6407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78336" calcext:value-type="float">
            <text:p>7,78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78336" calcext:value-type="float">
            <text:p>7,78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387887" calcext:value-type="float">
            <text:p>8,387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48237" calcext:value-type="float">
            <text:p>8,482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950365" calcext:value-type="float">
            <text:p>8,9503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538346" calcext:value-type="float">
            <text:p>8,5383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538346" calcext:value-type="float">
            <text:p>8,5383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538346" calcext:value-type="float">
            <text:p>8,5383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538346" calcext:value-type="float">
            <text:p>8,5383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049331" calcext:value-type="float">
            <text:p>8,0493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045835" calcext:value-type="float">
            <text:p>8,0458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045835" calcext:value-type="float">
            <text:p>8,0458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045835" calcext:value-type="float">
            <text:p>8,0458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045835" calcext:value-type="float">
            <text:p>8,0458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042293" calcext:value-type="float">
            <text:p>8,0422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042293" calcext:value-type="float">
            <text:p>8,0422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042293" calcext:value-type="float">
            <text:p>8,0422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042293" calcext:value-type="float">
            <text:p>8,0422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042293" calcext:value-type="float">
            <text:p>8,0422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042293" calcext:value-type="float">
            <text:p>8,0422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042293" calcext:value-type="float">
            <text:p>8,0422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042293" calcext:value-type="float">
            <text:p>8,0422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042293" calcext:value-type="float">
            <text:p>8,0422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042293" calcext:value-type="float">
            <text:p>8,0422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042293" calcext:value-type="float">
            <text:p>8,0422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042293" calcext:value-type="float">
            <text:p>8,0422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112275" calcext:value-type="float">
            <text:p>8,1122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112275" calcext:value-type="float">
            <text:p>8,1122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112275" calcext:value-type="float">
            <text:p>8,1122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112275" calcext:value-type="float">
            <text:p>8,1122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112275" calcext:value-type="float">
            <text:p>8,1122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112275" calcext:value-type="float">
            <text:p>8,1122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112275" calcext:value-type="float">
            <text:p>8,1122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112275" calcext:value-type="float">
            <text:p>8,1122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112275" calcext:value-type="float">
            <text:p>8,1122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112275" calcext:value-type="float">
            <text:p>8,1122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472733" calcext:value-type="float">
            <text:p>7,4727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472733" calcext:value-type="float">
            <text:p>7,4727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358151" calcext:value-type="float">
            <text:p>7,3581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358151" calcext:value-type="float">
            <text:p>7,3581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749935" calcext:value-type="float">
            <text:p>6,749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749935" calcext:value-type="float">
            <text:p>6,749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749935" calcext:value-type="float">
            <text:p>6,749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749935" calcext:value-type="float">
            <text:p>6,749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49935" calcext:value-type="float">
            <text:p>6,749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749935" calcext:value-type="float">
            <text:p>6,749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749935" calcext:value-type="float">
            <text:p>6,749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749935" calcext:value-type="float">
            <text:p>6,749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749935" calcext:value-type="float">
            <text:p>6,749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749935" calcext:value-type="float">
            <text:p>6,749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749935" calcext:value-type="float">
            <text:p>6,749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749935" calcext:value-type="float">
            <text:p>6,749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749935" calcext:value-type="float">
            <text:p>6,749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749935" calcext:value-type="float">
            <text:p>6,749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648729" calcext:value-type="float">
            <text:p>6,6487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274857" calcext:value-type="float">
            <text:p>6,2748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274857" calcext:value-type="float">
            <text:p>6,2748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274857" calcext:value-type="float">
            <text:p>6,2748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274857" calcext:value-type="float">
            <text:p>6,2748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274857" calcext:value-type="float">
            <text:p>6,2748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274857" calcext:value-type="float">
            <text:p>6,2748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274857" calcext:value-type="float">
            <text:p>6,2748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274857" calcext:value-type="float">
            <text:p>6,2748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274857" calcext:value-type="float">
            <text:p>6,2748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274857" calcext:value-type="float">
            <text:p>6,2748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274857" calcext:value-type="float">
            <text:p>6,2748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274857" calcext:value-type="float">
            <text:p>6,2748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201092" calcext:value-type="float">
            <text:p>6,2010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201092" calcext:value-type="float">
            <text:p>6,2010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201092" calcext:value-type="float">
            <text:p>6,2010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999011" calcext:value-type="float">
            <text:p>5,999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.999011" calcext:value-type="float">
            <text:p>5,999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999011" calcext:value-type="float">
            <text:p>5,999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.963649" calcext:value-type="float">
            <text:p>5,96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.754061" calcext:value-type="float">
            <text:p>5,75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.751419" calcext:value-type="float">
            <text:p>5,7514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.751419" calcext:value-type="float">
            <text:p>5,7514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.607037" calcext:value-type="float">
            <text:p>5,6070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.607037" calcext:value-type="float">
            <text:p>5,6070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.607037" calcext:value-type="float">
            <text:p>5,6070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.607037" calcext:value-type="float">
            <text:p>5,6070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607037" calcext:value-type="float">
            <text:p>5,6070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607037" calcext:value-type="float">
            <text:p>5,6070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607037" calcext:value-type="float">
            <text:p>5,6070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607037" calcext:value-type="float">
            <text:p>5,6070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607037" calcext:value-type="float">
            <text:p>5,6070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607037" calcext:value-type="float">
            <text:p>5,6070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131975" calcext:value-type="float">
            <text:p>5,13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125174" calcext:value-type="float">
            <text:p>5,1251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125174" calcext:value-type="float">
            <text:p>5,1251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125174" calcext:value-type="float">
            <text:p>5,1251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096923" calcext:value-type="float">
            <text:p>5,096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.956885" calcext:value-type="float">
            <text:p>4,956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963671" calcext:value-type="float">
            <text:p>4,963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964555" calcext:value-type="float">
            <text:p>4,964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.024061" calcext:value-type="float">
            <text:p>5,024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.908504" calcext:value-type="float">
            <text:p>4,908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852525" calcext:value-type="float">
            <text:p>4,85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79001" calcext:value-type="float">
            <text:p>4,79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79001" calcext:value-type="float">
            <text:p>4,79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79001" calcext:value-type="float">
            <text:p>4,79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79001" calcext:value-type="float">
            <text:p>4,79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79001" calcext:value-type="float">
            <text:p>4,79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79001" calcext:value-type="float">
            <text:p>4,79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79001" calcext:value-type="float">
            <text:p>4,79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.754261" calcext:value-type="float">
            <text:p>4,754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.712348" calcext:value-type="float">
            <text:p>4,71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624864" calcext:value-type="float">
            <text:p>4,62486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8:54:07.578000000</dc:date>
    <meta:editing-duration>PT25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stats_1.A1:stats_1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tats_1.B2:stats_1.B1001" chart:label-cell-address="stats_1.B1:stats_1.B1" chart:class="chart:scatter">
            <chart:domain table:cell-range-address="stats_1.A2:stats_1.A1001"/>
            <chart:data-point chart:repeated="1000"/>
          </chart:series>
          <chart:series chart:style-name="ch8" chart:values-cell-range-address="stats_1.C2:stats_1.C1001" chart:label-cell-address="stats_1.C1:stats_1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stats_1.B1:stats_1.B1</svg:desc>
                </draw:g>
              </table:table-cell>
              <table:table-cell office:value-type="string">
                <text:p>number of cameras</text:p>
                <draw:g>
                  <svg:desc>stats_1.C1:stats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ts_1.A2:stats_1.A1001</svg:desc>
                </draw:g>
              </table:table-cell>
              <table:table-cell office:value-type="float" office:value="6.977995">
                <text:p>6.977995</text:p>
                <draw:g>
                  <svg:desc>stats_1.B2:stats_1.B1001</svg:desc>
                </draw:g>
              </table:table-cell>
              <table:table-cell office:value-type="float" office:value="7">
                <text:p>7</text:p>
                <draw:g>
                  <svg:desc>stats_1.C2:stats_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236074">
                <text:p>7.2360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791541">
                <text:p>7.7915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344302">
                <text:p>7.3443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858057">
                <text:p>7.8580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434432">
                <text:p>8.4344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802006">
                <text:p>7.8020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802006">
                <text:p>7.8020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319193">
                <text:p>8.3191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654629">
                <text:p>8.6546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4259">
                <text:p>8.542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224106">
                <text:p>9.22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224106">
                <text:p>9.22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616113">
                <text:p>8.6161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616113">
                <text:p>8.6161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017599">
                <text:p>9.0175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017599">
                <text:p>9.0175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017599">
                <text:p>9.0175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387656">
                <text:p>9.387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387656">
                <text:p>9.387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387656">
                <text:p>9.387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387656">
                <text:p>9.387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387656">
                <text:p>9.387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387656">
                <text:p>9.387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387656">
                <text:p>9.387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258195">
                <text:p>9.2581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258195">
                <text:p>9.2581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258195">
                <text:p>9.2581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258195">
                <text:p>9.2581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258195">
                <text:p>9.2581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862666">
                <text:p>9.862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862666">
                <text:p>9.862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247715">
                <text:p>9.2477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247715">
                <text:p>9.2477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247715">
                <text:p>9.2477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247715">
                <text:p>9.2477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247715">
                <text:p>9.2477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202151">
                <text:p>9.2021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653676">
                <text:p>8.6536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653676">
                <text:p>8.6536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161142">
                <text:p>8.1611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538354">
                <text:p>8.538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077317">
                <text:p>8.077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077317">
                <text:p>8.077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.077317">
                <text:p>8.077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077317">
                <text:p>8.077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077317">
                <text:p>8.077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077317">
                <text:p>8.077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.077317">
                <text:p>8.077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077317">
                <text:p>8.077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647799">
                <text:p>7.6477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647799">
                <text:p>7.6477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647799">
                <text:p>7.6477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647799">
                <text:p>7.6477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.640789">
                <text:p>7.6407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.78336">
                <text:p>7.78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78336">
                <text:p>7.78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387887">
                <text:p>8.387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48237">
                <text:p>8.48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950365">
                <text:p>8.9503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538346">
                <text:p>8.5383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538346">
                <text:p>8.5383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538346">
                <text:p>8.5383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538346">
                <text:p>8.5383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049331">
                <text:p>8.0493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045835">
                <text:p>8.0458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045835">
                <text:p>8.0458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.045835">
                <text:p>8.0458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045835">
                <text:p>8.0458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042293">
                <text:p>8.04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042293">
                <text:p>8.04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042293">
                <text:p>8.04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042293">
                <text:p>8.04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042293">
                <text:p>8.04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042293">
                <text:p>8.04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042293">
                <text:p>8.04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042293">
                <text:p>8.04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042293">
                <text:p>8.04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042293">
                <text:p>8.04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042293">
                <text:p>8.04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042293">
                <text:p>8.04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112275">
                <text:p>8.112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112275">
                <text:p>8.112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112275">
                <text:p>8.112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112275">
                <text:p>8.112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112275">
                <text:p>8.112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112275">
                <text:p>8.112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112275">
                <text:p>8.112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112275">
                <text:p>8.112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112275">
                <text:p>8.112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112275">
                <text:p>8.112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472733">
                <text:p>7.4727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472733">
                <text:p>7.4727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358151">
                <text:p>7.3581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358151">
                <text:p>7.3581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.749935">
                <text:p>6.749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.749935">
                <text:p>6.749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.749935">
                <text:p>6.749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.749935">
                <text:p>6.749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749935">
                <text:p>6.749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.749935">
                <text:p>6.749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.749935">
                <text:p>6.749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.749935">
                <text:p>6.749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.749935">
                <text:p>6.749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.749935">
                <text:p>6.749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.749935">
                <text:p>6.749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.749935">
                <text:p>6.749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.749935">
                <text:p>6.749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.749935">
                <text:p>6.749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.648729">
                <text:p>6.6487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.274857">
                <text:p>6.274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.274857">
                <text:p>6.274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6.274857">
                <text:p>6.274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.274857">
                <text:p>6.274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.274857">
                <text:p>6.274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.274857">
                <text:p>6.274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6.274857">
                <text:p>6.274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6.274857">
                <text:p>6.274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6.274857">
                <text:p>6.274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.274857">
                <text:p>6.274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.274857">
                <text:p>6.274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.274857">
                <text:p>6.274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.201092">
                <text:p>6.2010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.201092">
                <text:p>6.2010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.201092">
                <text:p>6.2010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.999011">
                <text:p>5.9990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.999011">
                <text:p>5.9990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.999011">
                <text:p>5.9990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5.963649">
                <text:p>5.963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.754061">
                <text:p>5.75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.751419">
                <text:p>5.7514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.751419">
                <text:p>5.7514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.607037">
                <text:p>5.6070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.607037">
                <text:p>5.6070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5.607037">
                <text:p>5.6070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.607037">
                <text:p>5.6070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.607037">
                <text:p>5.6070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.607037">
                <text:p>5.6070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.607037">
                <text:p>5.6070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.607037">
                <text:p>5.6070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.607037">
                <text:p>5.6070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.607037">
                <text:p>5.6070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131975">
                <text:p>5.13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.125174">
                <text:p>5.125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.125174">
                <text:p>5.125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125174">
                <text:p>5.125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.096923">
                <text:p>5.09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4.956885">
                <text:p>4.956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.963671">
                <text:p>4.963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.964555">
                <text:p>4.964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5.024061">
                <text:p>5.024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4.908504">
                <text:p>4.90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4.852525">
                <text:p>4.85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4.79001">
                <text:p>4.79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4.79001">
                <text:p>4.79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4.79001">
                <text:p>4.79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4.79001">
                <text:p>4.79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4.79001">
                <text:p>4.79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4.79001">
                <text:p>4.79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4.79001">
                <text:p>4.79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4.754261">
                <text:p>4.754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4.712348">
                <text:p>4.71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.624864">
                <text:p>4.62486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